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6pt" style:text-underline-style="solid" style:text-underline-width="auto" style:text-underline-color="font-color" fo:font-weight="bold" officeooo:rsid="00263bd6" officeooo:paragraph-rsid="00263bd6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5" style:family="paragraph" style:parent-style-name="Text_20_body">
      <style:text-properties style:font-name="Calibri" fo:font-weight="normal" officeooo:rsid="003e5048" officeooo:paragraph-rsid="003e5048" style:font-weight-asian="normal" style:font-weight-complex="normal"/>
    </style:style>
    <style:style style:name="P6" style:family="paragraph" style:parent-style-name="Text_20_body">
      <style:text-properties style:font-name="Calibri" fo:font-size="10pt" style:text-underline-style="none" fo:font-weight="normal" officeooo:rsid="0029380e" officeooo:paragraph-rsid="005aa01a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Calibri" fo:font-size="10pt" fo:font-weight="normal" officeooo:rsid="003e5048" officeooo:paragraph-rsid="003e5048" style:font-size-asian="10pt" style:font-weight-asian="normal" style:font-size-complex="10pt" style:font-weight-complex="normal"/>
    </style:style>
    <style:style style:name="P9" style:family="paragraph" style:parent-style-name="Text_20_body">
      <style:text-properties officeooo:paragraph-rsid="004b866e"/>
    </style:style>
    <style:style style:name="P10" style:family="paragraph" style:parent-style-name="Text_20_body">
      <style:text-properties fo:color="#2a6099" loext:opacity="100%" style:font-name="Calibri" fo:font-size="14pt" officeooo:paragraph-rsid="002d16dc" style:font-size-asian="14pt" style:font-size-complex="14pt"/>
    </style:style>
    <style:style style:name="P11" style:family="paragraph" style:parent-style-name="Text_20_body">
      <style:text-properties fo:font-size="4pt" style:font-size-asian="4.19999980926514pt" style:font-size-complex="4.80000019073486pt"/>
    </style:style>
    <style:style style:name="P12" style:family="paragraph" style:parent-style-name="Text_20_body">
      <style:text-properties officeooo:paragraph-rsid="0041e98c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5b1294" style:font-size-asian="10pt" style:font-size-complex="10pt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609b64" style:font-size-asian="10pt" style:font-size-complex="10pt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5aa01a" style:font-size-asian="10pt" style:font-size-complex="10pt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609b64" style:font-size-asian="10pt" style:font-size-complex="10pt"/>
    </style:style>
    <style:style style:name="P17" style:family="paragraph" style:parent-style-name="Title">
      <style:paragraph-properties fo:margin-top="0cm" fo:margin-bottom="0cm" style:contextual-spacing="false"/>
      <style:text-properties style:font-name="Calibri" fo:font-size="24pt" officeooo:rsid="000cc793" officeooo:paragraph-rsid="00460a15" style:font-size-asian="24pt" style:font-size-complex="24pt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7504b1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5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9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3f2fc4" style:font-weight-asian="normal" style:font-weight-complex="normal"/>
    </style:style>
    <style:style style:name="T13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4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5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16" style:family="text">
      <style:text-properties style:font-name="Calibri" fo:font-size="9pt" style:text-underline-style="none" fo:font-weight="normal" officeooo:rsid="00766b42" style:font-size-asian="9pt" style:font-weight-asian="normal" style:font-size-complex="9pt" style:font-weight-complex="normal"/>
    </style:style>
    <style:style style:name="T17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8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underline-style="solid" style:text-underline-width="auto" style:text-underline-color="font-color" fo:font-weight="bold" officeooo:rsid="0030eebb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2d16dc" style:font-weight-asian="bold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officeooo:rsid="0077f0e9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Activité </text:span><text:span text:style-name="T2">2</text:span><text:span text:style-name="T3">: Masse volumique des liquides et des solides .</text:span></text:p>
      <text:p text:style-name="P1"><text:span text:style-name="T22">Objectifs :</text:span><text:span text:style-name="T10"> </text:span></text:p>
      <text:p text:style-name="P9"><text:span text:style-name="T13">-</text:span><text:span text:style-name="T14"> </text:span><text:span text:style-name="T16">Notion de masse volumique</text:span></text:p>
      <text:p text:style-name="P2">Contexte :</text:p>
      <text:p text:style-name="P8"/>
      <text:p text:style-name="P5"/>
      <text:p text:style-name="P4"><text:span text:style-name="T4">Doc</text:span><text:span text:style-name="T5">ument</text:span><text:span text:style-name="T4"> </text:span><text:span text:style-name="T4"><text:sequence text:ref-name="refDrawing0" text:name="Drawing" text:formula="ooow:Drawing+1" style:num-format="1">1</text:sequence></text:span><text:span text:style-name="T6">. </text:span><text:span text:style-name="T7">Document type.</text:span></text:p>
      <text:p text:style-name="Text_20_body"><text:span text:style-name="T18">L</text:span><text:span text:style-name="T19">e texte du document</text:span>.</text:p>
      <text:p text:style-name="P11"/>
      <text:p text:style-name="P4"><text:span text:style-name="T4">Doc</text:span><text:span text:style-name="T5">ument</text:span><text:span text:style-name="T4"> </text:span><text:span text:style-name="T4"><text:sequence text:ref-name="refDrawing1" text:name="Drawing" text:formula="ooow:Drawing+1" style:num-format="1">2</text:sequence></text:span><text:span text:style-name="T6">. </text:span><text:span text:style-name="T7">Document type.</text:span></text:p>
      <text:p text:style-name="Text_20_body"><text:span text:style-name="T18">L</text:span><text:span text:style-name="T19">e texte du document</text:span>.</text:p>
      <text:p text:style-name="P11"/>
      <text:p text:style-name="P12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7"><text:s text:c="5"/></text:span><text:span text:style-name="T8">Votre mission-travail à réaliser </text:span><text:span text:style-name="T9">:</text:span></text:p>
      <text:list xml:id="list3328394444" text:style-name="L1">
        <text:list-item>
          <text:p text:style-name="P13"><text:span text:style-name="T12">Q</text:span><text:span text:style-name="T11">uestion type</text:span></text:p>
        </text:list-item>
      </text:list>
      <text:p text:style-name="P7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193018232663743" text:continue-numbering="true" text:style-name="L1">
        <text:list-item>
          <text:p text:style-name="P15"><text:span text:style-name="T12">Q</text:span><text:span text:style-name="T11">uestion type</text:span></text:p>
        </text:list-item>
      </text:list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6"/>
      <text:p text:style-name="P10"><text:span text:style-name="T20">Pour a</text:span><text:span text:style-name="T21">ller un peu plus loin :</text:span></text:p>
      <text:list xml:id="list193016880184144" text:continue-numbering="true" text:style-name="L1">
        <text:list-item>
          <text:p text:style-name="P14"><text:span text:style-name="T12">Q</text:span><text:span text:style-name="T11">uestion type</text:span></text:p>
        </text:list-item>
      </text:list>
      <text:p text:style-name="P7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193016951209894" text:continue-numbering="true" text:style-name="L1">
        <text:list-item>
          <text:p text:style-name="P16"><text:span text:style-name="T12">Q</text:span><text:span text:style-name="T11">uestion type</text:span></text:p>
        </text:list-item>
      </text:list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3">…………………………………………….……………………………………………………………………………………………………….………………………………….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4M43S</meta:editing-duration>
    <meta:editing-cycles>19</meta:editing-cycles>
    <meta:generator>LibreOffice/7.0.4.2$Linux_X86_64 LibreOffice_project/00$Build-2</meta:generator>
    <meta:creation-date>2021-02-11T10:59:54.903285377</meta:creation-date>
    <meta:initial-creator>J Cercy</meta:initial-creator>
    <dc:date>2021-05-18T19:30:16.276064707</dc:date>
    <dc:creator>J Cercy</dc:creator>
    <meta:document-statistic meta:table-count="0" meta:image-count="1" meta:object-count="0" meta:page-count="1" meta:paragraph-count="22" meta:word-count="67" meta:character-count="1008" meta:non-whitespace-character-count="961"/>
  </office:meta>
</office:document-meta>
</file>